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byssinica SIL" fo:font-size="14pt" style:font-size-asian="12.25pt" style:font-size-complex="14pt"/>
    </style:style>
    <style:style style:name="P2" style:family="paragraph" style:parent-style-name="Standard">
      <style:text-properties style:font-name="Abyssinica SIL" fo:font-size="14pt" officeooo:rsid="001e54a2" officeooo:paragraph-rsid="001e54a2" style:font-size-asian="12.25pt" style:font-size-complex="14pt"/>
    </style:style>
    <style:style style:name="P3" style:family="paragraph" style:parent-style-name="Standard" style:list-style-name="L1">
      <style:text-properties style:font-name="Abyssinica SIL" fo:font-size="14pt" officeooo:rsid="001e54a2" officeooo:paragraph-rsid="001e54a2" style:font-size-asian="12.25pt" style:font-size-complex="14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 bbb_uart_1</text:p>
      <text:list xml:id="list3152832105" text:style-name="L1">
        <text:list-item>
          <text:p text:style-name="P3">p9.24 and p9.26</text:p>
        </text:list-item>
        <text:list-item>
          <text:p text:style-name="P3">sudo config-pin P9.24 uart</text:p>
        </text:list-item>
        <text:list-item>
          <text:p text:style-name="P3">sudo config-pin P9.26 uart</text:p>
        </text:list-item>
        <text:list-item>
          <text:p text:style-name="P3">p9.24 (TX) is connected to nodemcu</text:p>
        </text:list-item>
        <text:list-item>
          <text:p text:style-name="P3">gnd of bot boards are connected</text:p>
        </text:list-item>
      </text:list>
      <text:p text:style-name="P2"/>
      <text:p text:style-name="P2">2. nodemcu_gps</text:p>
      <text:p text:style-name="P2"/>
      <text:p text:style-name="P2">3. mqt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6:35:54.720282231</meta:creation-date>
    <dc:date>2025-02-06T16:38:17.195687081</dc:date>
    <meta:editing-duration>PT2M23S</meta:editing-duration>
    <meta:editing-cycles>1</meta:editing-cycles>
    <meta:document-statistic meta:table-count="0" meta:image-count="0" meta:object-count="0" meta:page-count="1" meta:paragraph-count="8" meta:word-count="34" meta:character-count="171" meta:non-whitespace-character-count="150"/>
    <meta:generator>LibreOffice/7.3.7.2$Linux_X86_64 LibreOffice_project/30$Build-2</meta:generator>
  </office:meta>
</office:document-meta>
</file>